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MARP</text:p>
          </table:table-cell>
          <table:table-cell office:value-type="string" calcext:value-type="string">
            <text:p>Fidelity</text:p>
          </table:table-cell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.000000000109823" calcext:value-type="float">
            <text:p>1.09823E-10</text:p>
          </table:table-cell>
        </table:table-row>
        <table:table-row table:style-name="ro1">
          <table:table-cell office:value-type="float" office:value="0.625" calcext:value-type="float">
            <text:p>0.625</text:p>
          </table:table-cell>
          <table:table-cell office:value-type="float" office:value="0.000000981882" calcext:value-type="float">
            <text:p>0.000000981882</text:p>
          </table:table-cell>
        </table:table-row>
        <table:table-row table:style-name="ro1">
          <table:table-cell office:value-type="float" office:value="0.675" calcext:value-type="float">
            <text:p>0.675</text:p>
          </table:table-cell>
          <table:table-cell office:value-type="float" office:value="0.0000250509" calcext:value-type="float">
            <text:p>0.0000250509</text:p>
          </table:table-cell>
        </table:table-row>
        <table:table-row table:style-name="ro1">
          <table:table-cell office:value-type="float" office:value="0.725" calcext:value-type="float">
            <text:p>0.725</text:p>
          </table:table-cell>
          <table:table-cell office:value-type="float" office:value="0.0000000000131858" calcext:value-type="float">
            <text:p>1.31858E-11</text:p>
          </table:table-cell>
        </table:table-row>
        <table:table-row table:style-name="ro1">
          <table:table-cell office:value-type="float" office:value="0.525" calcext:value-type="float">
            <text:p>0.525</text:p>
          </table:table-cell>
          <table:table-cell office:value-type="float" office:value="0.00000948253" calcext:value-type="float">
            <text:p>0.00000948253</text:p>
          </table:table-cell>
        </table:table-row>
        <table:table-row table:style-name="ro1">
          <table:table-cell office:value-type="float" office:value="0.625" calcext:value-type="float">
            <text:p>0.625</text:p>
          </table:table-cell>
          <table:table-cell office:value-type="float" office:value="0.0000000117048" calcext:value-type="float">
            <text:p>0.0000000117048</text:p>
          </table:table-cell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000722964" calcext:value-type="float">
            <text:p>0.000722964</text:p>
          </table:table-cell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0.00000000146326" calcext:value-type="float">
            <text:p>0.00000000146326</text:p>
          </table:table-cell>
        </table:table-row>
        <table:table-row table:style-name="ro1">
          <table:table-cell office:value-type="float" office:value="0.725" calcext:value-type="float">
            <text:p>0.725</text:p>
          </table:table-cell>
          <table:table-cell office:value-type="float" office:value="8.15208E-019" calcext:value-type="float">
            <text:p>8.15208E-19</text:p>
          </table:table-cell>
        </table:table-row>
        <table:table-row table:style-name="ro1">
          <table:table-cell office:value-type="float" office:value="0.625" calcext:value-type="float">
            <text:p>0.625</text:p>
          </table:table-cell>
          <table:table-cell office:value-type="float" office:value="0.000000000000594187" calcext:value-type="float">
            <text:p>5.94187E-13</text:p>
          </table:table-cell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00123426" calcext:value-type="float">
            <text:p>0.00123426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000000925551" calcext:value-type="float">
            <text:p>0.000000925551</text:p>
          </table:table-cell>
        </table:table-row>
        <table:table-row table:style-name="ro1">
          <table:table-cell office:value-type="float" office:value="0.775" calcext:value-type="float">
            <text:p>0.775</text:p>
          </table:table-cell>
          <table:table-cell office:value-type="float" office:value="0.0000000192864" calcext:value-type="float">
            <text:p>0.0000000192864</text:p>
          </table:table-cell>
        </table:table-row>
        <table:table-row table:style-name="ro1">
          <table:table-cell office:value-type="float" office:value="0.675" calcext:value-type="float">
            <text:p>0.675</text:p>
          </table:table-cell>
          <table:table-cell office:value-type="float" office:value="0.0000000119822" calcext:value-type="float">
            <text:p>0.0000000119822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00195812" calcext:value-type="float">
            <text:p>0.00195812</text:p>
          </table:table-cell>
        </table:table-row>
        <table:table-row table:style-name="ro1">
          <table:table-cell office:value-type="float" office:value="0.575" calcext:value-type="float">
            <text:p>0.575</text:p>
          </table:table-cell>
          <table:table-cell office:value-type="float" office:value="0.0000694627" calcext:value-type="float">
            <text:p>0.0000694627</text:p>
          </table:table-cell>
        </table:table-row>
        <table:table-row table:style-name="ro1">
          <table:table-cell office:value-type="float" office:value="0.625" calcext:value-type="float">
            <text:p>0.625</text:p>
          </table:table-cell>
          <table:table-cell office:value-type="float" office:value="0.0000116278" calcext:value-type="float">
            <text:p>0.0000116278</text:p>
          </table:table-cell>
        </table:table-row>
        <table:table-row table:style-name="ro1">
          <table:table-cell office:value-type="float" office:value="0.625" calcext:value-type="float">
            <text:p>0.625</text:p>
          </table:table-cell>
          <table:table-cell office:value-type="float" office:value="0.0000000145225" calcext:value-type="float">
            <text:p>0.0000000145225</text:p>
          </table:table-cell>
        </table:table-row>
        <table:table-row table:style-name="ro1">
          <table:table-cell office:value-type="float" office:value="0.575" calcext:value-type="float">
            <text:p>0.575</text:p>
          </table:table-cell>
          <table:table-cell office:value-type="float" office:value="0.000000000479585" calcext:value-type="float">
            <text:p>4.79585E-10</text:p>
          </table:table-cell>
        </table:table-row>
        <table:table-row table:style-name="ro1">
          <table:table-cell office:value-type="float" office:value="0.725" calcext:value-type="float">
            <text:p>0.725</text:p>
          </table:table-cell>
          <table:table-cell office:value-type="float" office:value="0.0000000747358" calcext:value-type="float">
            <text:p>0.0000000747358</text:p>
          </table:table-cell>
        </table:table-row>
        <table:table-row table:style-name="ro1">
          <table:table-cell office:value-type="float" office:value="0.625" calcext:value-type="float">
            <text:p>0.625</text:p>
          </table:table-cell>
          <table:table-cell office:value-type="float" office:value="0.000000000176214" calcext:value-type="float">
            <text:p>1.76214E-1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0000643813" calcext:value-type="float">
            <text:p>0.00000643813</text:p>
          </table:table-cell>
        </table:table-row>
        <table:table-row table:style-name="ro1">
          <table:table-cell office:value-type="float" office:value="0.575" calcext:value-type="float">
            <text:p>0.575</text:p>
          </table:table-cell>
          <table:table-cell office:value-type="float" office:value="0.0000241521" calcext:value-type="float">
            <text:p>0.0000241521</text:p>
          </table:table-cell>
        </table:table-row>
        <table:table-row table:style-name="ro1">
          <table:table-cell office:value-type="float" office:value="0.625" calcext:value-type="float">
            <text:p>0.625</text:p>
          </table:table-cell>
          <table:table-cell office:value-type="float" office:value="0.0000000309643" calcext:value-type="float">
            <text:p>0.0000000309643</text:p>
          </table:table-cell>
        </table:table-row>
        <table:table-row table:style-name="ro1">
          <table:table-cell office:value-type="float" office:value="0.625" calcext:value-type="float">
            <text:p>0.625</text:p>
          </table:table-cell>
          <table:table-cell office:value-type="float" office:value="0.000101263" calcext:value-type="float">
            <text:p>0.000101263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000000929952" calcext:value-type="float">
            <text:p>0.0000000929952</text:p>
          </table:table-cell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.0000816707" calcext:value-type="float">
            <text:p>0.0000816707</text:p>
          </table:table-cell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0000230637" calcext:value-type="float">
            <text:p>0.0000230637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00035628" calcext:value-type="float">
            <text:p>0.00035628</text:p>
          </table:table-cell>
        </table:table-row>
        <table:table-row table:style-name="ro1">
          <table:table-cell office:value-type="float" office:value="0.575" calcext:value-type="float">
            <text:p>0.575</text:p>
          </table:table-cell>
          <table:table-cell office:value-type="float" office:value="0.00000000530714" calcext:value-type="float">
            <text:p>0.00000000530714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00265718" calcext:value-type="float">
            <text:p>0.000265718</text:p>
          </table:table-cell>
        </table:table-row>
        <table:table-row table:style-name="ro1">
          <table:table-cell office:value-type="float" office:value="0.675" calcext:value-type="float">
            <text:p>0.675</text:p>
          </table:table-cell>
          <table:table-cell office:value-type="float" office:value="0.000000516593" calcext:value-type="float">
            <text:p>0.000000516593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000000110268" calcext:value-type="float">
            <text:p>0.000000110268</text:p>
          </table:table-cell>
        </table:table-row>
        <table:table-row table:style-name="ro1">
          <table:table-cell office:value-type="float" office:value="0.725" calcext:value-type="float">
            <text:p>0.725</text:p>
          </table:table-cell>
          <table:table-cell office:value-type="float" office:value="0.000000000102569" calcext:value-type="float">
            <text:p>1.02569E-10</text:p>
          </table:table-cell>
        </table:table-row>
        <table:table-row table:style-name="ro1">
          <table:table-cell office:value-type="float" office:value="0.575" calcext:value-type="float">
            <text:p>0.575</text:p>
          </table:table-cell>
          <table:table-cell office:value-type="float" office:value="0.0000911164" calcext:value-type="float">
            <text:p>0.0000911164</text:p>
          </table:table-cell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.0000929855" calcext:value-type="float">
            <text:p>0.0000929855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000000000040144" calcext:value-type="float">
            <text:p>4.0144E-11</text:p>
          </table:table-cell>
        </table:table-row>
        <table:table-row table:style-name="ro1">
          <table:table-cell office:value-type="float" office:value="0.725" calcext:value-type="float">
            <text:p>0.725</text:p>
          </table:table-cell>
          <table:table-cell office:value-type="float" office:value="0.0000000045094" calcext:value-type="float">
            <text:p>0.0000000045094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0000000000304428" calcext:value-type="float">
            <text:p>3.04428E-11</text:p>
          </table:table-cell>
        </table:table-row>
        <table:table-row table:style-name="ro1">
          <table:table-cell office:value-type="float" office:value="0.625" calcext:value-type="float">
            <text:p>0.625</text:p>
          </table:table-cell>
          <table:table-cell office:value-type="float" office:value="0.0000130247" calcext:value-type="float">
            <text:p>0.0000130247</text:p>
          </table:table-cell>
        </table:table-row>
        <table:table-row table:style-name="ro1">
          <table:table-cell office:value-type="float" office:value="0.775" calcext:value-type="float">
            <text:p>0.775</text:p>
          </table:table-cell>
          <table:table-cell office:value-type="float" office:value="6.87302E-017" calcext:value-type="float">
            <text:p>6.87302E-17</text:p>
          </table:table-cell>
        </table:table-row>
        <table:table-row table:style-name="ro1">
          <table:table-cell office:value-type="float" office:value="0.675" calcext:value-type="float">
            <text:p>0.675</text:p>
          </table:table-cell>
          <table:table-cell office:value-type="float" office:value="0.000000158754" calcext:value-type="float">
            <text:p>0.000000158754</text:p>
          </table:table-cell>
        </table:table-row>
        <table:table-row table:style-name="ro1">
          <table:table-cell office:value-type="float" office:value="0.675" calcext:value-type="float">
            <text:p>0.675</text:p>
          </table:table-cell>
          <table:table-cell office:value-type="float" office:value="0.000000000186076" calcext:value-type="float">
            <text:p>1.86076E-10</text:p>
          </table:table-cell>
        </table:table-row>
        <table:table-row table:style-name="ro1">
          <table:table-cell office:value-type="float" office:value="0.675" calcext:value-type="float">
            <text:p>0.675</text:p>
          </table:table-cell>
          <table:table-cell office:value-type="float" office:value="0.000000000481504" calcext:value-type="float">
            <text:p>4.81504E-10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000000438828" calcext:value-type="float">
            <text:p>0.000000438828</text:p>
          </table:table-cell>
        </table:table-row>
        <table:table-row table:style-name="ro1">
          <table:table-cell office:value-type="float" office:value="0.625" calcext:value-type="float">
            <text:p>0.625</text:p>
          </table:table-cell>
          <table:table-cell office:value-type="float" office:value="0.00000000000133671" calcext:value-type="float">
            <text:p>1.33671E-12</text:p>
          </table:table-cell>
        </table:table-row>
        <table:table-row table:style-name="ro1">
          <table:table-cell office:value-type="float" office:value="0.725" calcext:value-type="float">
            <text:p>0.725</text:p>
          </table:table-cell>
          <table:table-cell office:value-type="float" office:value="0.000000000412767" calcext:value-type="float">
            <text:p>4.12767E-10</text:p>
          </table:table-cell>
        </table:table-row>
        <table:table-row table:style-name="ro1">
          <table:table-cell office:value-type="float" office:value="0.625" calcext:value-type="float">
            <text:p>0.625</text:p>
          </table:table-cell>
          <table:table-cell office:value-type="float" office:value="0.00337187" calcext:value-type="float">
            <text:p>0.00337187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0000000205842" calcext:value-type="float">
            <text:p>0.0000000205842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000000000032706" calcext:value-type="float">
            <text:p>3.2706E-11</text:p>
          </table:table-cell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000000194948" calcext:value-type="float">
            <text:p>0.000000194948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000000623271" calcext:value-type="float">
            <text:p>0.000000623271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0387142" calcext:value-type="float">
            <text:p>0.0387142</text:p>
          </table:table-cell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0.0162812" calcext:value-type="float">
            <text:p>0.0162812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510191" calcext:value-type="float">
            <text:p>0.0510191</text:p>
          </table:table-cell>
        </table:table-row>
        <table:table-row table:style-name="ro1">
          <table:table-cell office:value-type="float" office:value="0.575" calcext:value-type="float">
            <text:p>0.575</text:p>
          </table:table-cell>
          <table:table-cell office:value-type="float" office:value="0.0026979" calcext:value-type="float">
            <text:p>0.0026979</text:p>
          </table:table-cell>
        </table:table-row>
        <table:table-row table:style-name="ro1">
          <table:table-cell office:value-type="float" office:value="0.625" calcext:value-type="float">
            <text:p>0.625</text:p>
          </table:table-cell>
          <table:table-cell office:value-type="float" office:value="0.0000149179" calcext:value-type="float">
            <text:p>0.0000149179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12621" calcext:value-type="float">
            <text:p>0.012621</text:p>
          </table:table-cell>
        </table:table-row>
        <table:table-row table:style-name="ro1">
          <table:table-cell office:value-type="float" office:value="0.675" calcext:value-type="float">
            <text:p>0.675</text:p>
          </table:table-cell>
          <table:table-cell office:value-type="float" office:value="0.000013807" calcext:value-type="float">
            <text:p>0.000013807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0014164" calcext:value-type="float">
            <text:p>0.00014164</text:p>
          </table:table-cell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000000326672" calcext:value-type="float">
            <text:p>0.000000326672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0000258454" calcext:value-type="float">
            <text:p>0.0000258454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3.69498E-015" calcext:value-type="float">
            <text:p>3.69498E-15</text:p>
          </table:table-cell>
        </table:table-row>
        <table:table-row table:style-name="ro1">
          <table:table-cell office:value-type="float" office:value="0.625" calcext:value-type="float">
            <text:p>0.625</text:p>
          </table:table-cell>
          <table:table-cell office:value-type="float" office:value="0.000181538" calcext:value-type="float">
            <text:p>0.000181538</text:p>
          </table:table-cell>
        </table:table-row>
        <table:table-row table:style-name="ro1">
          <table:table-cell office:value-type="float" office:value="0.675" calcext:value-type="float">
            <text:p>0.675</text:p>
          </table:table-cell>
          <table:table-cell office:value-type="float" office:value="0.000000000661016" calcext:value-type="float">
            <text:p>6.61016E-10</text:p>
          </table:table-cell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.00165583" calcext:value-type="float">
            <text:p>0.00165583</text:p>
          </table:table-cell>
        </table:table-row>
        <table:table-row table:style-name="ro1">
          <table:table-cell office:value-type="float" office:value="0.725" calcext:value-type="float">
            <text:p>0.725</text:p>
          </table:table-cell>
          <table:table-cell office:value-type="float" office:value="0.0000000188212" calcext:value-type="float">
            <text:p>0.0000000188212</text:p>
          </table:table-cell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0.00000000000372747" calcext:value-type="float">
            <text:p>3.72747E-12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00000194371" calcext:value-type="float">
            <text:p>0.000000194371</text:p>
          </table:table-cell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0000667836" calcext:value-type="float">
            <text:p>0.0000667836</text:p>
          </table:table-cell>
        </table:table-row>
        <table:table-row table:style-name="ro1">
          <table:table-cell office:value-type="float" office:value="0.625" calcext:value-type="float">
            <text:p>0.625</text:p>
          </table:table-cell>
          <table:table-cell office:value-type="float" office:value="0.00024175" calcext:value-type="float">
            <text:p>0.00024175</text:p>
          </table:table-cell>
        </table:table-row>
        <table:table-row table:style-name="ro1">
          <table:table-cell office:value-type="float" office:value="0.725" calcext:value-type="float">
            <text:p>0.725</text:p>
          </table:table-cell>
          <table:table-cell office:value-type="float" office:value="0.0000000132453" calcext:value-type="float">
            <text:p>0.0000000132453</text:p>
          </table:table-cell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.00000000524746" calcext:value-type="float">
            <text:p>0.00000000524746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0000164797" calcext:value-type="float">
            <text:p>0.0000164797</text:p>
          </table:table-cell>
        </table:table-row>
        <table:table-row table:style-name="ro1">
          <table:table-cell office:value-type="float" office:value="0.575" calcext:value-type="float">
            <text:p>0.575</text:p>
          </table:table-cell>
          <table:table-cell office:value-type="float" office:value="0.000113224" calcext:value-type="float">
            <text:p>0.000113224</text:p>
          </table:table-cell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.0000135458" calcext:value-type="float">
            <text:p>0.0000135458</text:p>
          </table:table-cell>
        </table:table-row>
        <table:table-row table:style-name="ro1">
          <table:table-cell office:value-type="float" office:value="0.675" calcext:value-type="float">
            <text:p>0.675</text:p>
          </table:table-cell>
          <table:table-cell office:value-type="float" office:value="0.0000110095" calcext:value-type="float">
            <text:p>0.0000110095</text:p>
          </table:table-cell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0.0000000158576" calcext:value-type="float">
            <text:p>0.0000000158576</text:p>
          </table:table-cell>
        </table:table-row>
        <table:table-row table:style-name="ro1">
          <table:table-cell office:value-type="float" office:value="0.675" calcext:value-type="float">
            <text:p>0.675</text:p>
          </table:table-cell>
          <table:table-cell office:value-type="float" office:value="0.00000000857616" calcext:value-type="float">
            <text:p>0.00000000857616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00019209" calcext:value-type="float">
            <text:p>0.00019209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00000000930425" calcext:value-type="float">
            <text:p>0.00000000930425</text:p>
          </table:table-cell>
        </table:table-row>
        <table:table-row table:style-name="ro1">
          <table:table-cell office:value-type="float" office:value="0.675" calcext:value-type="float">
            <text:p>0.675</text:p>
          </table:table-cell>
          <table:table-cell office:value-type="float" office:value="0.000000144634" calcext:value-type="float">
            <text:p>0.000000144634</text:p>
          </table:table-cell>
        </table:table-row>
        <table:table-row table:style-name="ro1">
          <table:table-cell office:value-type="float" office:value="0.675" calcext:value-type="float">
            <text:p>0.675</text:p>
          </table:table-cell>
          <table:table-cell office:value-type="float" office:value="0.0000186641" calcext:value-type="float">
            <text:p>0.0000186641</text:p>
          </table:table-cell>
        </table:table-row>
        <table:table-row table:style-name="ro1">
          <table:table-cell office:value-type="float" office:value="0.675" calcext:value-type="float">
            <text:p>0.675</text:p>
          </table:table-cell>
          <table:table-cell office:value-type="float" office:value="0.0000341183" calcext:value-type="float">
            <text:p>0.0000341183</text:p>
          </table:table-cell>
        </table:table-row>
        <table:table-row table:style-name="ro1">
          <table:table-cell office:value-type="float" office:value="0.725" calcext:value-type="float">
            <text:p>0.725</text:p>
          </table:table-cell>
          <table:table-cell office:value-type="float" office:value="0.0000000000384392" calcext:value-type="float">
            <text:p>3.84392E-11</text:p>
          </table:table-cell>
        </table:table-row>
        <table:table-row table:style-name="ro1">
          <table:table-cell office:value-type="float" office:value="0.475" calcext:value-type="float">
            <text:p>0.475</text:p>
          </table:table-cell>
          <table:table-cell office:value-type="float" office:value="0.000030216" calcext:value-type="float">
            <text:p>0.000030216</text:p>
          </table:table-cell>
        </table:table-row>
        <table:table-row table:style-name="ro1">
          <table:table-cell office:value-type="float" office:value="0.575" calcext:value-type="float">
            <text:p>0.575</text:p>
          </table:table-cell>
          <table:table-cell office:value-type="float" office:value="0.0044216" calcext:value-type="float">
            <text:p>0.0044216</text:p>
          </table:table-cell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0561319" calcext:value-type="float">
            <text:p>0.0561319</text:p>
          </table:table-cell>
        </table:table-row>
        <table:table-row table:style-name="ro1">
          <table:table-cell office:value-type="float" office:value="0.725" calcext:value-type="float">
            <text:p>0.725</text:p>
          </table:table-cell>
          <table:table-cell office:value-type="float" office:value="0.00000000780242" calcext:value-type="float">
            <text:p>0.00000000780242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0000193827" calcext:value-type="float">
            <text:p>0.0000193827</text:p>
          </table:table-cell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0.0179228" calcext:value-type="float">
            <text:p>0.0179228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0000000000000915854" calcext:value-type="float">
            <text:p>9.15854E-14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0000360225" calcext:value-type="float">
            <text:p>0.0000360225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000000120863" calcext:value-type="float">
            <text:p>0.000000120863</text:p>
          </table:table-cell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000867478" calcext:value-type="float">
            <text:p>0.000867478</text:p>
          </table:table-cell>
        </table:table-row>
        <table:table-row table:style-name="ro1">
          <table:table-cell office:value-type="float" office:value="0.625" calcext:value-type="float">
            <text:p>0.625</text:p>
          </table:table-cell>
          <table:table-cell office:value-type="float" office:value="0.0000000306641" calcext:value-type="float">
            <text:p>0.0000000306641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0000104514" calcext:value-type="float">
            <text:p>0.0000104514</text:p>
          </table:table-cell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0000000647202" calcext:value-type="float">
            <text:p>0.0000000647202</text:p>
          </table:table-cell>
        </table:table-row>
        <table:table-row table:style-name="ro1">
          <table:table-cell office:value-type="float" office:value="0.675" calcext:value-type="float">
            <text:p>0.675</text:p>
          </table:table-cell>
          <table:table-cell office:value-type="float" office:value="0.0000263253" calcext:value-type="float">
            <text:p>0.0000263253</text:p>
          </table:table-cell>
        </table:table-row>
        <table:table-row table:style-name="ro1">
          <table:table-cell office:value-type="float" office:value="0.825" calcext:value-type="float">
            <text:p>0.825</text:p>
          </table:table-cell>
          <table:table-cell office:value-type="float" office:value="0.000000911724" calcext:value-type="float">
            <text:p>0.000000911724</text:p>
          </table:table-cell>
        </table:table-row>
        <table:table-row table:style-name="ro1">
          <table:table-cell office:value-type="string" calcext:value-type="string">
            <text:p>Avg. fidelity</text:p>
          </table:table-cell>
          <table:table-cell table:formula="of:=AVERAGE([.B2:.B101])" office:value-type="float" office:value="0.00212005482783116" calcext:value-type="float">
            <text:p>0.00212005482783116</text:p>
          </table:table-cell>
        </table:table-row>
        <table:table-row table:style-name="ro1" table:number-rows-repeated="104847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3T09:17:45.704148412</meta:creation-date>
    <dc:date>2023-02-13T10:04:56.224731025</dc:date>
    <meta:editing-duration>PT19S</meta:editing-duration>
    <meta:editing-cycles>1</meta:editing-cycles>
    <meta:document-statistic meta:table-count="1" meta:cell-count="204" meta:object-count="0"/>
    <meta:generator>LibreOffice/7.3.7.2$Linux_X86_64 LibreOffice_project/30$Build-2</meta:generator>
  </office:meta>
</office:document-meta>
</file>